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5.7cm" fo:margin-top="0cm" fo:margin-bottom="0cm" table:align="margins" style:may-break-between-rows="true" table:border-model="collapsing"/>
    </style:style>
    <style:style style:name="Table1.A" style:family="table-column">
      <style:table-column-properties style:column-width="6.191cm" style:rel-column-width="15787*"/>
    </style:style>
    <style:style style:name="Table1.B" style:family="table-column">
      <style:table-column-properties style:column-width="2.311cm" style:rel-column-width="5892*"/>
    </style:style>
    <style:style style:name="Table1.C" style:family="table-column">
      <style:table-column-properties style:column-width="17.198cm" style:rel-column-width="43856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-left="0cm" fo:padding-right="0cm" fo:padding-top="0.131cm" fo:padding-bottom="0.131cm" fo:border-left="2pt solid #000000" fo:border-right="none" fo:border-top="2pt solid #000000" fo:border-bottom="2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transparent" fo:padding-left="0cm" fo:padding-right="0cm" fo:padding-top="0.131cm" fo:padding-bottom="0.131cm" fo:border="2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eeeeee" fo:padding-left="0cm" fo:padding-right="0cm" fo:padding-top="0.131cm" fo:padding-bottom="0.131cm" fo:border-left="2pt solid #000000" fo:border-right="none" fo:border-top="none" fo:border-bottom="2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#eeeeee" fo:padding-left="0cm" fo:padding-right="0cm" fo:padding-top="0.131cm" fo:padding-bottom="0.131cm" fo:border-left="2pt solid #000000" fo:border-right="2pt solid #000000" fo:border-top="none" fo:border-bottom="2pt solid #000000" style:writing-mode="page">
        <style:background-image/>
      </style:table-cell-properties>
    </style:style>
    <style:style style:name="P1" style:family="paragraph" style:parent-style-name="Footnote">
      <style:paragraph-properties fo:margin-left="0cm" fo:margin-right="0cm" fo:text-indent="0cm" style:auto-text-indent="false"/>
      <style:text-properties style:font-name="Liberation Sans1" fo:font-style="italic" officeooo:rsid="00191a01" officeooo:paragraph-rsid="00191a01" style:font-style-asian="italic" style:font-style-complex="italic"/>
    </style:style>
    <style:style style:name="P2" style:family="paragraph" style:parent-style-name="Footnote">
      <style:paragraph-properties fo:margin-left="0cm" fo:margin-right="0cm" fo:text-indent="0cm" style:auto-text-indent="false"/>
      <style:text-properties style:font-name="Liberation Sans1" fo:font-style="italic" officeooo:rsid="0020cdca" officeooo:paragraph-rsid="0020cdca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Liberation Sans1" fo:font-size="14pt" style:text-underline-style="solid" style:text-underline-width="auto" style:text-underline-color="font-color" fo:font-weight="bold" officeooo:rsid="00191a01" officeooo:paragraph-rsid="0016c796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Liberation Sans1" fo:font-size="22pt" style:text-underline-style="solid" style:text-underline-width="auto" style:text-underline-color="font-color" fo:font-weight="bold" officeooo:rsid="00183bb2" officeooo:paragraph-rsid="00183bb2" style:font-size-asian="22pt" style:font-weight-asian="bold" style:font-size-complex="22pt" style:font-weight-complex="bold"/>
    </style:style>
    <style:style style:name="P5" style:family="paragraph" style:parent-style-name="Footnote">
      <style:paragraph-properties fo:margin-left="0cm" fo:margin-right="0cm" fo:text-indent="0cm" style:auto-text-indent="false"/>
      <style:text-properties fo:font-size="10pt" fo:font-style="italic" officeooo:paragraph-rsid="002a4792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officeooo:rsid="001f7055" officeooo:paragraph-rsid="001f705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officeooo:rsid="0020cdca" officeooo:paragraph-rsid="0020cdc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officeooo:rsid="00249c9a" officeooo:paragraph-rsid="00249c9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officeooo:rsid="00249c9a" officeooo:paragraph-rsid="00276d6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officeooo:rsid="00249c9a" officeooo:paragraph-rsid="0029480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officeooo:rsid="001a3627" officeooo:paragraph-rsid="002304c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officeooo:rsid="001a3627" officeooo:paragraph-rsid="001a3627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officeooo:rsid="001b74e5" officeooo:paragraph-rsid="0029480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officeooo:rsid="001b74e5" officeooo:paragraph-rsid="001e766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officeooo:rsid="00183bb2" officeooo:paragraph-rsid="00183bb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officeooo:rsid="00183bb2" officeooo:paragraph-rsid="001d27a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4pt" fo:font-style="normal" fo:text-shadow="none" style:text-underline-style="none" fo:font-weight="bold" officeooo:rsid="00183bb2" officeooo:paragraph-rsid="00183bb2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4pt" fo:font-style="normal" fo:text-shadow="none" style:text-underline-style="none" fo:font-weight="bold" officeooo:rsid="00225e0c" officeooo:paragraph-rsid="00225e0c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4pt" fo:font-style="normal" fo:text-shadow="none" style:text-underline-style="none" fo:font-weight="bold" officeooo:rsid="002304cc" officeooo:paragraph-rsid="002304cc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4pt" fo:font-style="italic" fo:text-shadow="none" style:text-underline-style="none" fo:font-weight="normal" officeooo:rsid="001a3627" officeooo:paragraph-rsid="002304cc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4pt" fo:font-style="italic" fo:text-shadow="none" style:text-underline-style="none" fo:font-weight="normal" officeooo:rsid="00183bb2" officeooo:paragraph-rsid="002304cc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4pt" fo:font-style="italic" fo:text-shadow="none" style:text-underline-style="none" fo:font-weight="normal" officeooo:rsid="002304cc" officeooo:paragraph-rsid="002304cc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4pt" fo:font-style="italic" fo:text-shadow="none" style:text-underline-style="none" fo:font-weight="normal" officeooo:rsid="00276d61" officeooo:paragraph-rsid="002304cc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04cc" style:font-weight-asian="bold" style:font-weight-complex="bold"/>
    </style:style>
    <style:style style:name="T3" style:family="text">
      <style:text-properties fo:font-weight="bold" officeooo:rsid="00276d61" style:font-weight-asian="bold" style:font-weight-complex="bold"/>
    </style:style>
    <style:style style:name="T4" style:family="text">
      <style:text-properties fo:font-weight="bold" officeooo:rsid="0029480c" style:font-weight-asian="bold" style:font-weight-complex="bold"/>
    </style:style>
    <style:style style:name="T5" style:family="text">
      <style:text-properties fo:font-weight="bold" officeooo:rsid="00319129" style:font-weight-asian="bold" style:font-weight-complex="bold"/>
    </style:style>
    <style:style style:name="T6" style:family="text">
      <style:text-properties officeooo:rsid="001a3627"/>
    </style:style>
    <style:style style:name="T7" style:family="text">
      <style:text-properties fo:color="#000000" loext:opacity="100%" style:text-outline="false" style:text-line-through-style="none" style:text-line-through-type="none" style:font-name="Liberation Sans1" fo:text-shadow="none" style:text-underline-style="none" fo:font-weight="normal" officeooo:rsid="001b74e5" style:font-weight-asian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ans1" fo:text-shadow="none" style:text-underline-style="none" fo:font-weight="normal" officeooo:rsid="001e766d" style:font-weight-asian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Liberation Sans1" fo:text-shadow="none" style:text-underline-style="none" fo:font-weight="normal" officeooo:rsid="001a3627" style:font-weight-asian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Liberation Sans1" fo:text-shadow="none" style:text-underline-style="none" fo:font-weight="normal" officeooo:rsid="00225e0c" style:font-weight-asian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Liberation Sans1" fo:text-shadow="none" style:text-underline-style="none" fo:font-weight="normal" officeooo:rsid="002a4792" style:font-weight-asian="normal" style:font-weight-complex="normal" style:text-overline-style="none" style:text-overline-color="font-color"/>
    </style:style>
    <style:style style:name="T12" style:family="text">
      <style:text-properties style:font-name="Liberation Sans" fo:font-style="italic" officeooo:rsid="00276d61" style:font-style-asian="italic" style:font-style-complex="italic"/>
    </style:style>
    <style:style style:name="T13" style:family="text">
      <style:text-properties style:text-position="sub 58%" fo:font-weight="bold" style:font-weight-asian="bold" style:font-weight-complex="bold"/>
    </style:style>
    <style:style style:name="T14" style:family="text">
      <style:text-properties style:text-position="sub 58%" fo:font-weight="bold" officeooo:rsid="002304cc" style:font-weight-asian="bold" style:font-weight-complex="bold"/>
    </style:style>
    <style:style style:name="T15" style:family="text">
      <style:text-properties style:text-position="sub 58%" fo:font-weight="bold" officeooo:rsid="0025899b" style:font-weight-asian="bold" style:font-weight-complex="bold"/>
    </style:style>
    <style:style style:name="T16" style:family="text">
      <style:text-properties style:text-position="sub 58%" fo:font-weight="bold" officeooo:rsid="00276d61" style:font-weight-asian="bold" style:font-weight-complex="bold"/>
    </style:style>
    <style:style style:name="T17" style:family="text">
      <style:text-properties officeooo:rsid="001b74e5"/>
    </style:style>
    <style:style style:name="T18" style:family="text">
      <style:text-properties officeooo:rsid="001d27a8"/>
    </style:style>
    <style:style style:name="T19" style:family="text">
      <style:text-properties officeooo:rsid="001e766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25899b" style:font-style-asian="italic" style:font-style-complex="italic"/>
    </style:style>
    <style:style style:name="T22" style:family="text">
      <style:text-properties fo:font-style="italic" officeooo:rsid="00276d61" style:font-style-asian="italic" style:font-style-complex="italic"/>
    </style:style>
    <style:style style:name="T23" style:family="text">
      <style:text-properties officeooo:rsid="0020cdca"/>
    </style:style>
    <style:style style:name="T24" style:family="text">
      <style:text-properties style:font-name="Liberation Sans1" officeooo:rsid="0029480c"/>
    </style:style>
    <style:style style:name="T25" style:family="text">
      <style:text-properties officeooo:rsid="00225e0c"/>
    </style:style>
    <style:style style:name="T26" style:family="text">
      <style:text-properties officeooo:rsid="002304cc"/>
    </style:style>
    <style:style style:name="T27" style:family="text">
      <style:text-properties officeooo:rsid="0025899b"/>
    </style:style>
    <style:style style:name="T28" style:family="text">
      <style:text-properties officeooo:rsid="00276d61"/>
    </style:style>
    <style:style style:name="T29" style:family="text">
      <style:text-properties officeooo:rsid="0029480c"/>
    </style:style>
    <style:style style:name="T30" style:family="text">
      <style:text-properties officeooo:rsid="002a4792"/>
    </style:style>
    <style:style style:name="T31" style:family="text">
      <style:text-properties officeooo:rsid="002b7fd6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02d18e4"/>
    </style:style>
    <style:style style:name="T34" style:family="text">
      <style:text-properties officeooo:rsid="002f65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atrices<text:note text:id="ftn1" text:note-class="footnote"><text:note-citation>*</text:note-citation><text:note-body><text:p text:style-name="P2"><text:s text:c="2"/><text:span text:style-name="T26">For this qualification “matrix” means 2x2 matrix (or 2x1 matrix in the case of column vectors)</text:span>.</text:p></text:note-body></text:note> <text:span text:style-name="T33">to</text:span> <text:span text:style-name="T33">Know</text:span><text:note text:id="ftn2" text:note-class="footnote"><text:note-citation>†</text:note-citation><text:note-body><text:p text:style-name="P1"><text:s text:c="2"/><text:span text:style-name="T25">Source: </text:span><text:span text:style-name="T32">AQA Level 2 Certificate in Further Mathematics</text:span> <text:span text:style-name="T34">s</text:span>pecification version 1.4 November 2020, <text:span text:style-name="T19">used by the exam board </text:span>at time of writing (February 2022).</text:p></text:note-body></text:note></text:p>
      <table:table table:name="Table1" table:style-name="Table1" table:template-name="Elegant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>Name</text:p>
          </table:table-cell>
          <table:table-cell table:style-name="Table1.A1" office:value-type="string">
            <text:p text:style-name="P17">Matrix</text:p>
          </table:table-cell>
          <table:table-cell table:style-name="Table1.C1" office:value-type="string">
            <text:p text:style-name="P18">What <text:span text:style-name="T25">I</text:span>t <text:span text:style-name="T25">D</text:span>oes</text:p>
          </table:table-cell>
        </table:table-row>
        <table:table-row table:style-name="TableLine2639285562192">
          <table:table-cell table:style-name="Table1.A2" office:value-type="string">
            <text:p text:style-name="P19">I</text:p>
            <text:p text:style-name="P21"><text:span text:style-name="T28">i</text:span>dentity</text:p>
          </table:table-cell>
          <table:table-cell table:style-name="Table1.A2" office:value-type="string">
            <text:p text:style-name="P15"><text:s text:c="2"/>1 <text:s text:c="2"/>0 <text:s/></text:p>
            <text:p text:style-name="P15"><text:s text:c="2"/>0 <text:s text:c="2"/>1 <text:s/></text:p>
          </table:table-cell>
          <table:table-cell table:style-name="Table1.C2" office:value-type="string">
            <text:p text:style-name="P16"><text:span text:style-name="T19">Nothing! A</text:span><text:span text:style-name="T17"> point </text:span><text:span text:style-name="T19">transformed by the identity matrix </text:span><text:span text:style-name="T17">do</text:span><text:span text:style-name="T18">es </text:span><text:span text:style-name="T17">n</text:span><text:span text:style-name="T19">o</text:span><text:span text:style-name="T17">t </text:span><text:span text:style-name="T26">change position</text:span><text:span text:style-name="T17">.</text:span></text:p>
          </table:table-cell>
        </table:table-row>
        <table:table-row table:style-name="Table1.1">
          <table:table-cell table:style-name="Table1.A2" office:value-type="string">
            <text:p text:style-name="P11"><text:span text:style-name="T1">R</text:span><text:span text:style-name="T5">ot</text:span><text:span text:style-name="T13">90°</text:span></text:p>
            <text:p text:style-name="P20">90° rotation</text:p>
          </table:table-cell>
          <table:table-cell table:style-name="Table1.A2" office:value-type="string">
            <text:p text:style-name="P12"><text:s text:c="2"/>0 <text:s/>-1 <text:s/></text:p>
            <text:p text:style-name="P12"><text:s text:c="2"/>1 <text:s text:c="2"/>0 <text:s/></text:p>
          </table:table-cell>
          <table:table-cell table:style-name="Table1.C2" office:value-type="string">
            <text:p text:style-name="P14"><text:span text:style-name="T29">The point is rotated</text:span><text:span text:style-name="T19"> by </text:span>90<text:span text:style-name="T6">° </text:span><text:span text:style-name="T1">anti-clockwise</text:span><text:note text:id="ftn3" text:note-class="footnote"><text:note-citation>‡</text:note-citation><text:note-body><text:p text:style-name="P5"><text:s text:c="2"/><text:span text:style-name="T25">A</text:span><text:span text:style-name="T7">nti-clockwise is </text:span><text:span text:style-name="T10">the </text:span><text:span text:style-name="T7">convention </text:span><text:span text:style-name="T10">most commonly used for this type of matrix</text:span><text:span text:style-name="T7">, but </text:span><text:span text:style-name="T8">you can </text:span><text:span text:style-name="T7">think of ‘</text:span><text:span text:style-name="T11">9</text:span><text:span text:style-name="T7">0</text:span><text:span text:style-name="T9">° </text:span><text:span text:style-name="T11">anti-clockwise’</text:span><text:span text:style-name="T7"> as ‘270</text:span><text:span text:style-name="T9">° </text:span><text:span text:style-name="T7">clockwise’ </text:span><text:span text:style-name="T10">if helpful at this stage</text:span><text:span text:style-name="T7">.</text:span></text:p></text:note-body></text:note> about the origin.</text:p>
          </table:table-cell>
        </table:table-row>
        <table:table-row table:style-name="Table1.1">
          <table:table-cell table:style-name="Table1.A2" office:value-type="string">
            <text:p text:style-name="P11"><text:span text:style-name="T1">R</text:span><text:span text:style-name="T5">ot</text:span><text:span text:style-name="T14">18</text:span><text:span text:style-name="T13">0°</text:span></text:p>
            <text:p text:style-name="P20"><text:span text:style-name="T26">18</text:span>0° rotation</text:p>
          </table:table-cell>
          <table:table-cell table:style-name="Table1.A2" office:value-type="string">
            <text:p text:style-name="P6"><text:s/>-1 <text:s text:c="2"/>0 <text:s/></text:p>
            <text:p text:style-name="P6"><text:s text:c="2"/>0 <text:s/>-1 <text:s/></text:p>
          </table:table-cell>
          <table:table-cell table:style-name="Table1.C2" office:value-type="string">
            <text:p text:style-name="P13"><text:span text:style-name="T24">The point is rotated</text:span><text:span text:style-name="T19"> by </text:span><text:span text:style-name="T23">18</text:span>0<text:span text:style-name="T6">° </text:span>about the origin.</text:p>
          </table:table-cell>
        </table:table-row>
        <table:table-row table:style-name="Table1.1">
          <table:table-cell table:style-name="Table1.A2" office:value-type="string">
            <text:p text:style-name="P11"><text:span text:style-name="T1">R</text:span><text:span text:style-name="T5">ot</text:span><text:span text:style-name="T14">27</text:span><text:span text:style-name="T13">0°</text:span></text:p>
            <text:p text:style-name="P20"><text:span text:style-name="T26">27</text:span>0° rotation</text:p>
          </table:table-cell>
          <table:table-cell table:style-name="Table1.A2" office:value-type="string">
            <text:p text:style-name="P7"><text:s text:c="2"/>0 <text:s text:c="2"/>1 <text:s/></text:p>
            <text:p text:style-name="P7"><text:s/>-1 <text:s text:c="2"/>0 <text:s/></text:p>
          </table:table-cell>
          <table:table-cell table:style-name="Table1.C2" office:value-type="string">
            <text:p text:style-name="P13"><text:span text:style-name="T24">The point is rotated</text:span><text:span text:style-name="T19"> by </text:span><text:span text:style-name="T23">27</text:span>0<text:span text:style-name="T6">° </text:span>anti-clockwise about the origin.</text:p>
          </table:table-cell>
        </table:table-row>
        <table:table-row table:style-name="Table1.1">
          <table:table-cell table:style-name="Table1.A2" office:value-type="string">
            <text:p text:style-name="P11"><text:span text:style-name="T1">R</text:span><text:span text:style-name="T2">ef</text:span><text:span text:style-name="T4">l</text:span><text:span text:style-name="T15">x</text:span><text:span text:style-name="T14">=</text:span><text:span text:style-name="T15">0</text:span></text:p>
            <text:p text:style-name="P20"><text:span text:style-name="T26">reflection in the line </text:span><text:span text:style-name="T27">x</text:span><text:span text:style-name="T26"> = </text:span><text:span text:style-name="T27">0</text:span></text:p>
          </table:table-cell>
          <table:table-cell table:style-name="Table1.A2" office:value-type="string">
            <text:p text:style-name="P8"><text:s/>-<text:span text:style-name="T27">1</text:span> <text:s text:c="2"/><text:span text:style-name="T27">0</text:span> <text:s/></text:p>
            <text:p text:style-name="P8"><text:s text:c="2"/><text:span text:style-name="T27">0</text:span> <text:s text:c="2"/><text:span text:style-name="T27">1</text:span> <text:s/></text:p>
          </table:table-cell>
          <table:table-cell table:style-name="Table1.C2" office:value-type="string">
            <text:p text:style-name="P10"><text:span text:style-name="T24">The point is reflected</text:span> in the <text:span text:style-name="T27">y-axis (a.k.a. the line </text:span><text:span text:style-name="T21">x</text:span><text:span text:style-name="T27"> = 0).</text:span></text:p>
          </table:table-cell>
        </table:table-row>
        <table:table-row table:style-name="Table1.1">
          <table:table-cell table:style-name="Table1.A2" office:value-type="string">
            <text:p text:style-name="P11"><text:span text:style-name="T1">R</text:span><text:span text:style-name="T2">ef</text:span><text:span text:style-name="T4">l</text:span><text:span text:style-name="T14">y=</text:span><text:span text:style-name="T15">0</text:span></text:p>
            <text:p text:style-name="P20"><text:span text:style-name="T26">reflection in the line y = </text:span><text:span text:style-name="T27">0</text:span></text:p>
          </table:table-cell>
          <table:table-cell table:style-name="Table1.A2" office:value-type="string">
            <text:p text:style-name="P8"><text:s text:c="2"/><text:span text:style-name="T28">1</text:span> <text:s text:c="2"/><text:span text:style-name="T28">0</text:span> <text:s/></text:p>
            <text:p text:style-name="P8"><text:s text:c="2"/><text:span text:style-name="T28">0</text:span> <text:s/>-<text:span text:style-name="T28">1</text:span> <text:s/></text:p>
          </table:table-cell>
          <table:table-cell table:style-name="Table1.C2" office:value-type="string">
            <text:p text:style-name="P10"><text:span text:style-name="T24">The point is reflected</text:span> in the <text:span text:style-name="T27">x-axis (a.k.a. the line </text:span><text:span text:style-name="T21">y</text:span><text:span text:style-name="T27"> = 0)</text:span><text:span text:style-name="T20">.</text:span></text:p>
          </table:table-cell>
        </table:table-row>
        <table:table-row table:style-name="Table1.1">
          <table:table-cell table:style-name="Table1.A2" office:value-type="string">
            <text:p text:style-name="P11"><text:span text:style-name="T1">R</text:span><text:span text:style-name="T2">ef</text:span><text:span text:style-name="T4">l</text:span><text:span text:style-name="T14">y=x</text:span></text:p>
            <text:p text:style-name="P22">reflection in the line y = x</text:p>
          </table:table-cell>
          <table:table-cell table:style-name="Table1.A2" office:value-type="string">
            <text:p text:style-name="P8"><text:s text:c="2"/>0 <text:s text:c="2"/>1 <text:s/></text:p>
            <text:p text:style-name="P8"><text:s text:c="2"/>1 <text:s text:c="2"/>0 <text:s/></text:p>
          </table:table-cell>
          <table:table-cell table:style-name="Table1.C2" office:value-type="string">
            <text:p text:style-name="P10"><text:span text:style-name="T24">The point is reflected</text:span> in the line given by the equation <text:span text:style-name="T20">y</text:span> = <text:span text:style-name="T20">x.</text:span></text:p>
          </table:table-cell>
        </table:table-row>
        <table:table-row table:style-name="Table1.1">
          <table:table-cell table:style-name="Table1.A2" office:value-type="string">
            <text:p text:style-name="P11"><text:span text:style-name="T1">R</text:span><text:span text:style-name="T2">ef</text:span><text:span text:style-name="T4">l</text:span><text:span text:style-name="T14">y=-x</text:span></text:p>
            <text:p text:style-name="P22">reflection in the line y = -x</text:p>
          </table:table-cell>
          <table:table-cell table:style-name="Table1.A2" office:value-type="string">
            <text:p text:style-name="P8"><text:s text:c="2"/>0 <text:s/>-1 <text:s/></text:p>
            <text:p text:style-name="P8"><text:s/>-1 <text:s text:c="2"/>0 <text:s/></text:p>
          </table:table-cell>
          <table:table-cell table:style-name="Table1.C2" office:value-type="string">
            <text:p text:style-name="P10"><text:span text:style-name="T24">The point is reflected</text:span> in the line given by the equation <text:span text:style-name="T20">y</text:span> = <text:span text:style-name="T12">-</text:span><text:span text:style-name="T20">x.</text:span></text:p>
          </table:table-cell>
        </table:table-row>
        <table:table-row table:style-name="Table1.1">
          <table:table-cell table:style-name="Table1.A2" office:value-type="string">
            <text:p text:style-name="P11"><text:span text:style-name="T3">S</text:span><text:span text:style-name="T16">k</text:span></text:p>
            <text:p text:style-name="P23">enlargement</text:p>
          </table:table-cell>
          <table:table-cell table:style-name="Table1.A2" office:value-type="string">
            <text:p text:style-name="P9"><text:s text:c="2"/><text:span text:style-name="T22">k</text:span> <text:s text:c="2"/><text:span text:style-name="T28">0</text:span> <text:s/></text:p>
            <text:p text:style-name="P9"><text:span text:style-name="T22"><text:s text:c="2"/>0 <text:s text:c="2"/>k</text:span> <text:s/></text:p>
          </table:table-cell>
          <table:table-cell table:style-name="Table1.C2" office:value-type="string">
            <text:p text:style-name="P8"><text:span text:style-name="T29">The point is </text:span><text:span text:style-name="T30">enlarged</text:span><text:span text:style-name="T29"> by</text:span><text:span text:style-name="T28"> </text:span><text:span text:style-name="T31">scale </text:span><text:span text:style-name="T28">factor </text:span><text:span text:style-name="T22">k</text:span><text:span text:style-name="T28">, </text:span><text:span text:style-name="T30">centred on the origin</text:span><text:span text:style-name="T22">.</text:span></text:p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*, †, ‡, §, **, ††, ...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9T18:40:41.613000000</meta:creation-date>
    <dc:date>2022-02-20T00:03:48.590000000</dc:date>
    <meta:editing-duration>PT27M20S</meta:editing-duration>
    <meta:editing-cycles>8</meta:editing-cycles>
    <meta:generator>LibreOffice/7.2.5.2$Windows_X86_64 LibreOffice_project/499f9727c189e6ef3471021d6132d4c694f357e5</meta:generator>
    <meta:document-statistic meta:table-count="1" meta:image-count="0" meta:object-count="0" meta:page-count="2" meta:paragraph-count="52" meta:word-count="263" meta:character-count="1400" meta:non-whitespace-character-count="1083"/>
  </office:meta>
</office:document-meta>
</file>